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A90000010213E1B65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36cm" fo:min-width="3.31cm"/>
    </style:style>
    <style:style style:name="gr2" style:family="graphic" style:parent-style-name="standard">
      <style:graphic-properties draw:fill="bitmap" draw:fill-image-name="Bitmap_20_1" draw:textarea-horizontal-align="right" draw:textarea-vertical-align="top" draw:auto-grow-height="false" fo:min-height="5.719cm" fo:min-width="8.771cm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1.913cm"/>
    </style:style>
    <style:style style:name="gr4" style:family="graphic" style:parent-style-name="standard">
      <style:graphic-properties draw:textarea-horizontal-align="justify" draw:textarea-vertical-align="middle" draw:auto-grow-height="false" fo:min-height="1.726cm" fo:min-width="3.901cm"/>
    </style:style>
    <style:style style:name="gr5" style:family="graphic" style:parent-style-name="standard">
      <style:graphic-properties draw:textarea-horizontal-align="left" draw:textarea-vertical-align="bottom" draw:auto-grow-height="false" fo:min-height="2.804cm" fo:min-width="6.32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color="#000000" draw:fill="none" draw:fill-color="#ffffff" fo:min-height="0.893cm"/>
    </style:style>
    <style:style style:name="gr9" style:family="graphic" style:parent-style-name="standard">
      <style:graphic-properties draw:stroke="none" svg:stroke-color="#000000" draw:fill="none" draw:fill-color="#ffffff" fo:min-height="1.407cm"/>
    </style:style>
    <style:style style:name="gr10" style:family="graphic" style:parent-style-name="standard">
      <style:graphic-properties draw:fill-color="#ccffcc" draw:textarea-horizontal-align="justify" draw:textarea-vertical-align="middle" draw:auto-grow-height="false" fo:min-height="0.648cm" fo:min-width="1.836cm"/>
    </style:style>
    <style:style style:name="gr11" style:family="graphic" style:parent-style-name="standard">
      <style:graphic-properties svg:stroke-width="0.152cm" svg:stroke-color="#993366" draw:marker-start-width="0.66cm" draw:marker-end-width="0.66cm" draw:fill="none" draw:textarea-vertical-align="middle" draw:auto-grow-height="false" fo:min-height="2.138cm" fo:min-width="0cm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loext:graphic-properties draw:fill="bitmap" draw:fill-image-name="Bitmap_20_1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ccffcc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1" draw:id="id1" draw:layer="layout" svg:width="3.81cm" svg:height="2.286cm" svg:x="7.112cm" svg:y="2.667cm">
            <text:p text:style-name="P1">DIO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.271cm" svg:height="5.969cm" svg:x="14.097cm" svg:y="0.254cm">
            <text:p text:style-name="P1">SIP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413cm" svg:height="1.27cm" svg:x="12.446cm" svg:y="3.302cm">
            <text:p text:style-name="P1">SLO</text:p>
            <draw:enhanced-geometry svg:viewBox="0 0 21600 21600" draw:type="rectangle" draw:enhanced-path="M 0 0 L 21600 0 21600 21600 0 21600 0 0 Z N"/>
          </draw:custom-shape>
          <draw:custom-shape draw:style-name="gr4" draw:text-style-name="P1" xml:id="id2" draw:id="id2" draw:layer="layout" svg:width="6.223cm" svg:height="2.794cm" svg:x="5.969cm" svg:y="8.255cm">
            <text:p text:style-name="P1">Design Intent 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3" draw:id="id3" draw:layer="layout" svg:width="9.652cm" svg:height="4.318cm" svg:x="14.986cm" svg:y="7.493cm">
            <text:p text:style-name="P1">Software</text:p>
            <text:p text:style-name="P1">(PoolParty)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3" draw:layer="layout" draw:type="line" svg:x1="9.017cm" svg:y1="4.953cm" svg:x2="9.081cm" svg:y2="8.255cm" draw:start-shape="id1" draw:start-glue-point="2" draw:end-shape="id2" draw:end-glue-point="4" svg:d="M9017 4953l64 3302" svg:viewBox="0 0 65 3303">
            <text:p/>
          </draw:connector>
          <draw:line draw:style-name="gr7" draw:text-style-name="P3" draw:layer="layout" svg:x1="4.445cm" svg:y1="6.766cm" svg:x2="27.559cm" svg:y2="6.766cm">
            <text:p/>
          </draw:line>
          <draw:frame draw:style-name="gr8" draw:text-style-name="P4" draw:layer="layout" svg:width="4.318cm" svg:height="1.143cm" svg:x="2.667cm" svg:y="7.493cm">
            <draw:text-box>
              <text:p>Artifact layer</text:p>
            </draw:text-box>
          </draw:frame>
          <draw:frame draw:style-name="gr9" draw:text-style-name="P4" draw:layer="layout" svg:width="5.842cm" svg:height="1.657cm" svg:x="1.143cm" svg:y="2.032cm">
            <draw:text-box>
              <text:p>Annotation <text:s/>layer</text:p>
            </draw:text-box>
          </draw:frame>
          <draw:custom-shape draw:style-name="gr10" draw:text-style-name="P6" xml:id="id4" draw:id="id4" draw:layer="layout" svg:width="3.302cm" svg:height="1.27cm" svg:x="19.812cm" svg:y="8.255cm">
            <text:p text:style-name="P5"><text:span text:style-name="T1">Suppor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3.302cm" svg:height="1.27cm" svg:x="16.002cm" svg:y="8.255cm">
            <text:p text:style-name="P1"><text:span text:style-name="T1">Developmen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3" draw:layer="layout" draw:type="line" svg:x1="12.192cm" svg:y1="9.652cm" svg:x2="14.986cm" svg:y2="9.652cm" draw:start-shape="id2" draw:start-glue-point="10" draw:end-shape="id3" draw:end-glue-point="6" svg:d="M12192 9652h2794" svg:viewBox="0 0 2795 1">
            <text:p/>
          </draw:connector>
          <draw:custom-shape draw:style-name="gr11" draw:text-style-name="P3" draw:layer="layout" svg:width="0.381cm" svg:height="2.54cm" svg:x="15.113cm" svg:y="3.048cm">
            <text:p/>
            <draw:enhanced-geometry svg:viewBox="0 0 21600 21600" draw:glue-points="0 0 0 21600 21600 10800" draw:text-areas="0 ?f9 7800 ?f10" draw:mirror-vertical="true" draw:mirror-horizontal="false" draw:type="right-brace" draw:modifiers="54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style-name="gr6" draw:text-style-name="P3" draw:layer="layout" svg:x1="17.653cm" svg:y1="8.382cm" svg:x2="17.526cm" svg:y2="3.556cm">
            <text:p/>
          </draw:line>
          <draw:custom-shape draw:style-name="gr3" draw:text-style-name="P1" xml:id="id5" draw:id="id5" draw:layer="layout" svg:width="2.413cm" svg:height="1.27cm" svg:x="24.511cm" svg:y="3.302cm">
            <text:p text:style-name="P1">SSP</text:p>
            <draw:enhanced-geometry svg:viewBox="0 0 21600 21600" draw:type="rectangle" draw:enhanced-path="M 0 0 L 21600 0 21600 21600 0 21600 0 0 Z N"/>
          </draw:custom-shape>
          <draw:connector draw:style-name="gr6" draw:text-style-name="P3" draw:layer="layout" draw:type="line" svg:x1="21.463cm" svg:y1="8.255cm" svg:x2="25.717cm" svg:y2="4.572cm" draw:start-shape="id4" draw:start-glue-point="4" draw:end-shape="id5" draw:end-glue-point="2" svg:d="M21463 8255l4254-3683" svg:viewBox="0 0 4255 3684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201000001A90000010213E1B65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4T18:29:07.937600000</meta:creation-date>
    <dc:date>2015-09-24T19:25:18.214475000</dc:date>
    <meta:editing-duration>PT10M32S</meta:editing-duration>
    <meta:editing-cycles>2</meta:editing-cycles>
    <meta:generator>LibreOffice/4.4.3.2$MacOSX_X86_64 LibreOffice_project/88805f81e9fe61362df02b9941de8e38a9b5fd16</meta:generator>
    <meta:document-statistic meta:object-count="17"/>
  </office:meta>
</office:document-meta>
</file>